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row>
                <mstyle mathvariant="bold">
                  <mrow>
                    <mi>L</mi>
                  </mrow>
                </mstyle>
              </mrow>
              <mn>2</mn>
            </msup>
            <msub>
              <mo stretchy="false">Υ</mo>
              <mrow>
                <mi>l</mi>
                <msub>
                  <mi>m</mi>
                  <mi>l</mi>
                </msub>
              </mrow>
            </msub>
            <mrow>
              <mo stretchy="false">(</mo>
              <mrow>
                <mo stretchy="false">ϑ</mo>
                <mi>,</mi>
                <mo stretchy="false">ϕ</mo>
              </mrow>
              <mo stretchy="false">)</mo>
            </mrow>
            <mrow>
              <mi/>
              <mo stretchy="false">=</mo>
              <mi/>
            </mrow>
            <msup>
              <mo stretchy="false">ℏ</mo>
              <mn>2</mn>
            </msup>
            <mi>l</mi>
            <mi/>
            <mrow>
              <mo stretchy="false">(</mo>
              <mrow>
                <mi>l</mi>
                <mrow>
                  <mi/>
                  <mo stretchy="false">+</mo>
                  <mi/>
                </mrow>
                <mn>1</mn>
              </mrow>
              <mo stretchy="false">)</mo>
            </mrow>
            <mi/>
            <msub>
              <mo stretchy="false">Υ</mo>
              <mrow>
                <mi>l</mi>
                <msub>
                  <mi>m</mi>
                  <mi>l</mi>
                </msub>
              </mrow>
            </msub>
            <mrow>
              <mo stretchy="false">(</mo>
              <mrow>
                <mo stretchy="false">ϑ</mo>
                <mi>,</mi>
                <mo stretchy="false">ϕ</mo>
              </mrow>
              <mo stretchy="false">)</mo>
            </mrow>
          </mrow>
        </mtd>
      </mtr>
      <mtr>
        <mtd>
          <mrow>
            <msub>
              <mi>L</mi>
              <mi>z</mi>
            </msub>
            <msub>
              <mo stretchy="false">Υ</mo>
              <mrow>
                <mi>l</mi>
                <msub>
                  <mi>m</mi>
                  <mi>l</mi>
                </msub>
              </mrow>
            </msub>
            <mrow>
              <mo stretchy="false">(</mo>
              <mrow>
                <mo stretchy="false">ϑ</mo>
                <mi>,</mi>
                <mo stretchy="false">ϕ</mo>
              </mrow>
              <mo stretchy="false">)</mo>
            </mrow>
            <mrow>
              <mi/>
              <mo stretchy="false">=</mo>
              <mi/>
            </mrow>
            <mo stretchy="false">ℏ</mo>
            <msub>
              <mi>m</mi>
              <mi>l</mi>
            </msub>
            <mi/>
            <msub>
              <mo stretchy="false">Υ</mo>
              <mrow>
                <mi>l</mi>
                <msub>
                  <mi>m</mi>
                  <mi>l</mi>
                </msub>
              </mrow>
            </msub>
            <mrow>
              <mo stretchy="false">(</mo>
              <mrow>
                <mo stretchy="false">ϑ</mo>
                <mi>,</mi>
                <mo stretchy="false">ϕ</mo>
              </mrow>
              <mo stretchy="false">)</mo>
            </mrow>
          </mrow>
        </mtd>
      </mtr>
    </mtable>
    <annotation encoding="StarMath 5.0">{bold L} ^2 %iUPSILON _{l m _l} (%ivartheta , %iphi) 
~=~ hbar ^2 l ` (l ~+~ 1) ` %iUPSILON _{l m _l} (%ivartheta , %iphi) 
newline 
L _z %iUPSILON _{l m _l} (%ivartheta , %iphi) 
~=~ hbar m _l ` %iUPSILON _{l m _l} (%ivartheta , %iphi)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43:26.393000000</meta:creation-date>
    <meta:generator>LibreOffice/4.1.4.2$Windows_x86 LibreOffice_project/0a0440ccc0227ad9829de5f46be37cfb6edcf72</meta:generator>
  </office:meta>
</office:document-meta>
</file>